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 style:list-style-name="L1"/>
    <style:style style:name="P2" style:family="paragraph" style:parent-style-name="Heading_20_1" style:master-page-name="HTML">
      <style:paragraph-properties style:page-number="auto"/>
    </style:style>
    <style:style style:name="P3" style:family="paragraph" style:parent-style-name="Heading_20_2" style:list-style-name="L1"/>
    <style:style style:name="P4" style:family="paragraph" style:parent-style-name="Heading_20_3" style:list-style-name="L1"/>
    <style:style style:name="P5" style:family="paragraph" style:parent-style-name="Heading_20_4" style:list-style-name="L1"/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paragraph-properties fo:margin-top="1.058cm" fo:margin-bottom="0.499cm" style:contextual-spacing="fals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mpionship Coach Platform - Business Architecture &amp; Requirements</text:p>
      <text:p text:style-name="Text_20_body"/>
      <text:p text:style-name="Text_20_body"><text:span text:style-name="Strong_20_Emphasis">Version:</text:span> 1.0</text:p>
      <text:p text:style-name="Text_20_body"><text:span text:style-name="Strong_20_Emphasis">Date:</text:span> 2025</text:p>
      <text:p text:style-name="Text_20_body"><text:span text:style-name="Strong_20_Emphasis">Prepared for:</text:span> Business Team</text:p>
      <text:p text:style-name="Text_20_body"><text:span text:style-name="Strong_20_Emphasis">Status:</text:span> Software Design &amp; Requirements Specification</text:p>
      <text:p text:style-name="P8"/>
      <text:p text:style-name="Horizontal_20_Line"/>
      <text:p text:style-name="Text_20_body"/>
      <text:h text:style-name="Heading_20_2" text:outline-level="2">Table of Contents</text:h>
      <text:p text:style-name="Text_20_body"/>
      <text:list xml:id="list2849608570" text:style-name="L1">
        <text:list-item>
          <text:p text:style-name="P9">Executive Summary </text:p>
          <text:list>
            <text:list-item>
              <text:p text:style-name="P10">Business Problem &amp; Opportunity </text:p>
              <text:list>
                <text:list-item>
                  <text:p text:style-name="P10">Solution Overview </text:p>
                  <text:list>
                    <text:list-item>
                      <text:p text:style-name="P10">Software Capabilities </text:p>
                      <text:list>
                        <text:list-item>
                          <text:p text:style-name="P10">User Roles &amp; Access </text:p>
                          <text:list>
                            <text:list-item>
                              <text:p text:style-name="P10">Core Features &amp; Workflows </text:p>
                              <text:list>
                                <text:list-item>
                                  <text:p text:style-name="P10">User Experience Design </text:p>
                                  <text:list>
                                    <text:list-item>
                                      <text:p text:style-name="P10">Platform &amp; Infrastructure </text:p>
                                      <text:list>
                                        <text:list-item>
                                          <text:p text:style-name="P10">Implementation Phases </text:p>
                                          <text:list>
                                            <text:list-item>
                                              <text:p text:style-name="P10">Success Metric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Executive Summary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The <text:span text:style-name="Strong_20_Emphasis">Championship Coach Platform</text:span> is a comprehensive software solution designed to eliminate the chaos coaches face when managing sports teams. Currently, coaches juggle 5-7+ disconnected applications for different functions, leading to lost information, fragmented communication, and an incomplete view of player development.</text:p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Our Solution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A unified platform that brings together:</text:p>
                                            </text:list-header>
                                            <text:list-item>
                                              <text:p text:style-name="P10"><text:span text:style-name="Strong_20_Emphasis">Team Management</text:span>: Rosters, scheduling, and organization </text:p>
                                            </text:list-item>
                                            <text:list-item>
                                              <text:p text:style-name="P10"><text:span text:style-name="Strong_20_Emphasis">Performance Tracking</text:span>: Statistics and effort metrics </text:p>
                                            </text:list-item>
                                            <text:list-item>
                                              <text:p text:style-name="P10"><text:span text:style-name="Strong_20_Emphasis">Media Management</text:span>: Video analysis and sharing </text:p>
                                            </text:list-item>
                                            <text:list-item>
                                              <text:p text:style-name="P10"><text:span text:style-name="Strong_20_Emphasis">Communication</text:span>: Centralized announcements and messaging </text:p>
                                            </text:list-item>
                                            <text:list-item>
                                              <text:p text:style-name="P10"><text:span text:style-name="Strong_20_Emphasis">Player Development</text:span>: Leadership, culture, academics, and life goals tracking </text:p>
                                            </text:list-item>
                                            <text:list-item>
                                              <text:p text:style-name="P10"><text:span text:style-name="Strong_20_Emphasis">Recruiting Support</text:span>: Comprehensive player profiles for college showcase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Key Business Value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✅ <text:span text:style-name="Strong_20_Emphasis">Eliminates App Fragmentation</text:span>: One platform replaces 5-7+ disconnected apps</text:p>
                                              <text:p text:style-name="P9">✅ <text:span text:style-name="Strong_20_Emphasis">Holistic Player View</text:span>: Track both statistics and character development</text:p>
                                              <text:p text:style-name="P9">✅ <text:span text:style-name="Strong_20_Emphasis">Streamlined Operations</text:span>: Centralized communication and scheduling</text:p>
                                              <text:p text:style-name="P9">✅ <text:span text:style-name="Strong_20_Emphasis">Better Recruiting</text:span>: Comprehensive player profiles beyond just stats</text:p>
                                              <text:p text:style-name="P9">✅ <text:span text:style-name="Strong_20_Emphasis">Scalable Solution</text:span>: Supports single teams to large multi-organization deployments</text:p>
                                              <text:p text:style-name="P9">✅ <text:span text:style-name="Strong_20_Emphasis">Cloud-Based</text:span>: Built on Google Cloud Platform for reliability and scalability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Business Problem &amp; Opportunity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The Current Challenge: Coaching Chao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Coaches today face significant operational challenges:</text:p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h text:style-name="P5" text:outline-level="4">Problem 1: Too Many Apps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Coaches currently use <text:span text:style-name="Strong_20_Emphasis">5-7+ disconnected applications</text:span>:</text:p>
                                            </text:list-header>
                                            <text:list-item>
                                              <text:p text:style-name="P10">One app for film/video analysis </text:p>
                                            </text:list-item>
                                            <text:list-item>
                                              <text:p text:style-name="P10">Another for statistics tracking </text:p>
                                            </text:list-item>
                                            <text:list-item>
                                              <text:p text:style-name="P10">Separate apps for team communication </text:p>
                                            </text:list-item>
                                            <text:list-item>
                                              <text:p text:style-name="P10">Different tools for scheduling </text:p>
                                            </text:list-item>
                                            <text:list-item>
                                              <text:p text:style-name="P10">Informal methods (or nothing) for culture/leadership tracking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h text:style-name="P5" text:outline-level="4">Problem 2: Lost Information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Strong_20_Emphasis">Invisible work gets lost</text:span>: Important aspects like culture, leadership, effort, and player buy-in are tracked mentally or informally </text:p>
                                            </text:list-item>
                                            <text:list-item>
                                              <text:p text:style-name="P10">Critical information scattered across multiple platforms </text:p>
                                            </text:list-item>
                                            <text:list-item>
                                              <text:p text:style-name="P10">No systematic way to track player development beyond statistic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h text:style-name="P5" text:outline-level="4">Problem 3: Incomplete Player Picture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Strong_20_Emphasis">Players reduced to stat lines</text:span>: Character, academics, and personal growth are overlooked </text:p>
                                            </text:list-item>
                                            <text:list-item>
                                              <text:p text:style-name="P10">Coaches lack holistic view of each player </text:p>
                                            </text:list-item>
                                            <text:list-item>
                                              <text:p text:style-name="P10">Recruiting profiles miss important non-statistical aspect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h text:style-name="P5" text:outline-level="4">Problem 4: Communication Breakdown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Game day instructions sent via long chat messages </text:p>
                                            </text:list-item>
                                            <text:list-item>
                                              <text:p text:style-name="P10">Information gets buried in group chats </text:p>
                                            </text:list-item>
                                            <text:list-item>
                                              <text:p text:style-name="P10">No structured way to communicate critical details </text:p>
                                            </text:list-item>
                                            <text:list-item>
                                              <text:p text:style-name="P10">Parents often left out of the loop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The Opportunity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By consolidating all coaching functions into one platform, we can:</text:p>
                                            </text:list-header>
                                            <text:list-item>
                                              <text:p text:style-name="P10"><text:span text:style-name="Strong_20_Emphasis">Save coaches 5-10 hours per week</text:span> on administrative tasks </text:p>
                                            </text:list-item>
                                            <text:list-item>
                                              <text:p text:style-name="P10"><text:span text:style-name="Strong_20_Emphasis">Improve player development</text:span> through systematic tracking </text:p>
                                            </text:list-item>
                                            <text:list-item>
                                              <text:p text:style-name="P10"><text:span text:style-name="Strong_20_Emphasis">Enhance team communication</text:span> with structured, clear messaging </text:p>
                                            </text:list-item>
                                            <text:list-item>
                                              <text:p text:style-name="P10"><text:span text:style-name="Strong_20_Emphasis">Support better recruiting</text:span> with comprehensive player profiles </text:p>
                                            </text:list-item>
                                            <text:list-item>
                                              <text:p text:style-name="P10"><text:span text:style-name="Strong_20_Emphasis">Scale from single teams to large organizations</text:span> seamlessly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Solution Overview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hat is the Championship Coach Platform?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A <text:span text:style-name="Strong_20_Emphasis">centralized program operating system</text:span> for sports teams that integrates all aspects of coaching, player development, communication, and analytics into one unified platform.</text:p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Core Philosophy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Track Everything That Matters</text:span>: The platform tracks both:</text:p>
                                            </text:list-header>
                                            <text:list-item>
                                              <text:p text:style-name="P10"><text:span text:style-name="Strong_20_Emphasis">Measurable Statistics</text:span>: Points, rebounds, assists, and sport-specific metrics </text:p>
                                            </text:list-item>
                                            <text:list-item>
                                              <text:p text:style-name="P10"><text:span text:style-name="Strong_20_Emphasis">Intangible Qualities</text:span>: Leadership, culture, effort, academics, and life goal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Platform Architecture (High-Level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6"/>
                                              <text:p text:style-name="P6"><text:span text:style-name="Source_20_Text">┌─────────────────────────────────────────────────────────┐</text:span></text:p>
                                              <text:p text:style-name="P6"/>
                                              <text:p text:style-name="P6"><text:span text:style-name="Source_20_Text">│ <text:s text:c="13"/>CHAMPIONSHIP COACH PLATFORM <text:s text:c="16"/>│</text:span></text:p>
                                              <text:p text:style-name="P6"/>
                                              <text:p text:style-name="P6"><text:span text:style-name="Source_20_Text">│ <text:s text:c="17"/>(Google Cloud Platform) <text:s text:c="17"/>│</text:span></text:p>
                                              <text:p text:style-name="P6"/>
                                              <text:p text:style-name="P6"><text:span text:style-name="Source_20_Text">├─────────────────────────────────────────────────────────┤</text:span></text:p>
                                              <text:p text:style-name="P6"/>
                                              <text:p text:style-name="P6"><text:span text:style-name="Source_20_Text">│ <text:s text:c="58"/>│</text:span></text:p>
                                              <text:p text:style-name="P6"/>
                                              <text:p text:style-name="P6"><text:span text:style-name="Source_20_Text">│ <text:s/>┌──────────────┐ <text:s/>┌──────────────┐ <text:s/>┌──────────────┐ │</text:span></text:p>
                                              <text:p text:style-name="P6"/>
                                              <text:p text:style-name="P6"><text:span text:style-name="Source_20_Text">│ <text:s/>│ <text:s text:c="2"/>Mobile <text:s text:c="4"/>│ <text:s/>│ <text:s text:c="2"/>Web Admin <text:s/>│ <text:s/>│ <text:s text:c="2"/>Cloud <text:s text:c="5"/>│ │</text:span></text:p>
                                              <text:p text:style-name="P6"/>
                                              <text:p text:style-name="P6"><text:span text:style-name="Source_20_Text">│ <text:s/>│ <text:s text:c="2"/>App <text:s text:c="7"/>│ <text:s/>│ <text:s text:c="2"/>Portal <text:s text:c="4"/>│ <text:s/>│ <text:s text:c="2"/>Services <text:s text:c="2"/>│ │</text:span></text:p>
                                              <text:p text:style-name="P6"/>
                                              <text:p text:style-name="P6"><text:span text:style-name="Source_20_Text">│ <text:s/>│ <text:s/>(Coaches &amp; <text:s/>│ <text:s/>│ <text:s/>(Org Mgmt) │ <text:s/>│ <text:s/>(Backend) <text:s text:c="2"/>│ │</text:span></text:p>
                                              <text:p text:style-name="P6"/>
                                              <text:p text:style-name="P6"><text:span text:style-name="Source_20_Text">│ <text:s/>│ <text:s text:c="2"/>Players) <text:s text:c="2"/>│ <text:s/>│ <text:s text:c="13"/>│ <text:s/>│ <text:s text:c="13"/>│ │</text:span></text:p>
                                              <text:p text:style-name="P6"/>
                                              <text:p text:style-name="P6"><text:span text:style-name="Source_20_Text">│ <text:s/>└──────────────┘ <text:s/>└──────────────┘ <text:s/>└──────────────┘ │</text:span></text:p>
                                              <text:p text:style-name="P6"/>
                                              <text:p text:style-name="P6"><text:span text:style-name="Source_20_Text">│ <text:s text:c="58"/>│</text:span></text:p>
                                              <text:p text:style-name="P6"/>
                                              <text:p text:style-name="P6"><text:span text:style-name="Source_20_Text">│ <text:s/>┌─────────────────────────────────────────────────────┐ │</text:span></text:p>
                                              <text:p text:style-name="P6"/>
                                              <text:p text:style-name="P6"><text:span text:style-name="Source_20_Text">│ <text:s/>│ <text:s text:c="8"/>Unified Data &amp; Services Layer <text:s text:c="14"/>│ │</text:span></text:p>
                                              <text:p text:style-name="P6"/>
                                              <text:p text:style-name="P6"><text:span text:style-name="Source_20_Text">│ <text:s/>│ <text:s/>• Team Management <text:s/>• Communication <text:s/>• Media <text:s text:c="5"/>│ │</text:span></text:p>
                                              <text:p text:style-name="P6"/>
                                              <text:p text:style-name="P6"><text:span text:style-name="Source_20_Text">│ <text:s/>│ <text:s/>• Statistics <text:s text:c="6"/>• Development <text:s text:c="3"/>• Recruiting │ │</text:span></text:p>
                                              <text:p text:style-name="P6"/>
                                              <text:p text:style-name="P6"><text:span text:style-name="Source_20_Text">│ <text:s/>└─────────────────────────────────────────────────────┘ │</text:span></text:p>
                                              <text:p text:style-name="P6"><text:soft-page-break/></text:p>
                                              <text:p text:style-name="P6"><text:span text:style-name="Source_20_Text">│ <text:s text:c="58"/>│</text:span></text:p>
                                              <text:p text:style-name="P6"/>
                                              <text:p text:style-name="P6"><text:span text:style-name="Source_20_Text">│ <text:s/>┌─────────────────────────────────────────────────────┐ │</text:span></text:p>
                                              <text:p text:style-name="P6"/>
                                              <text:p text:style-name="P6"><text:span text:style-name="Source_20_Text">│ <text:s/>│ <text:s text:c="8"/>Secure Cloud Infrastructure <text:s text:c="16"/>│ │</text:span></text:p>
                                              <text:p text:style-name="P6"/>
                                              <text:p text:style-name="P6"><text:span text:style-name="Source_20_Text">│ <text:s/>│ <text:s/>• MySQL Databases <text:s/>• File Storage <text:s/>• Notifications│ │</text:span></text:p>
                                              <text:p text:style-name="P6"/>
                                              <text:p text:style-name="P6"><text:span text:style-name="Source_20_Text">│ <text:s/>└─────────────────────────────────────────────────────┘ │</text:span></text:p>
                                              <text:p text:style-name="P6"/>
                                              <text:p text:style-name="P6"><text:span text:style-name="Source_20_Text">└─────────────────────────────────────────────────────────┘</text:span></text:p>
                                              <text:p text:style-name="P7"/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Key Design Principle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/>
                                            </text:list-header>
                                            <text:list-item>
                                              <text:p text:style-name="P10"><text:span text:style-name="Strong_20_Emphasis">Unified Experience</text:span>: All features accessible from one platform </text:p>
                                            </text:list-item>
                                            <text:list-item>
                                              <text:p text:style-name="P10"><text:span text:style-name="Strong_20_Emphasis">Role-Based Access</text:span>: Different views for coaches, players, and administrators </text:p>
                                            </text:list-item>
                                            <text:list-item>
                                              <text:p text:style-name="P10"><text:span text:style-name="Strong_20_Emphasis">Mobile-First</text:span>: Primary interface is mobile app for coaches and players </text:p>
                                            </text:list-item>
                                            <text:list-item>
                                              <text:p text:style-name="P10"><text:span text:style-name="Strong_20_Emphasis">Cloud-Native</text:span>: Built on Google Cloud Platform for reliability and scalability </text:p>
                                            </text:list-item>
                                            <text:list-item>
                                              <text:p text:style-name="P10"><text:span text:style-name="Strong_20_Emphasis">Secure by Design</text:span>: Data protection and privacy built-in </text:p>
                                            </text:list-item>
                                            <text:list-item>
                                              <text:p text:style-name="P10"><text:span text:style-name="Strong_20_Emphasis">Scalable Architecture</text:span>: Supports growth from single teams to large organization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Software Capabilitie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1. Team &amp; Organization Manage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Manage multiple organizations (colleges, clubs, academies) </text:p>
                                            </text:list-item>
                                            <text:list-item>
                                              <text:p text:style-name="P10">Create and manage teams within organizations </text:p>
                                            </text:list-item>
                                            <text:list-item>
                                              <text:p text:style-name="P10">Organize teams by seasons (e.g., Fall 2025, Spring 2026) </text:p>
                                            </text:list-item>
                                            <text:list-item>
                                              <text:p text:style-name="P10">Support multiple divisions (Varsity, Junior Varsity, etc.) </text:p>
                                            </text:list-item>
                                            <text:list-item>
                                              <text:p text:style-name="P10">Handle team hierarchies and relationship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Organization administrators (setup) </text:p>
                                            </text:list-item>
                                            <text:list-item>
                                              <text:p text:style-name="P10">Coaches (team management) </text:p>
                                            </text:list-item>
                                            <text:list-item>
                                              <text:p text:style-name="P10">System administrators (overall management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Support multi-team organizations </text:p>
                                            </text:list-item>
                                            <text:list-item>
                                              <text:p text:style-name="P10">Clear organizational structure </text:p>
                                            </text:list-item>
                                            <text:list-item>
                                              <text:p text:style-name="P10">Easy team creation and management </text:p>
                                            </text:list-item>
                                            <text:list-item>
                                              <text:p text:style-name="P10">Historical season tracking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2. Roster &amp; Membership Manage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Manage team rosters with players and coaches </text:p>
                                            </text:list-item>
                                            <text:list-item>
                                              <text:p text:style-name="P10">Track membership status (active, inactive, removed, graduated) </text:p>
                                            </text:list-item>
                                            <text:list-item>
                                              <text:p text:style-name="P10">Create multiple roster lists: </text:p>
                                            </text:list-item>
                                            <text:list-item>
                                              <text:p text:style-name="P10"><text:span text:style-name="Strong_20_Emphasis">Main Roster</text:span>: Primary team roster </text:p>
                                            </text:list-item>
                                            <text:list-item>
                                              <text:p text:style-name="P10"><text:span text:style-name="Strong_20_Emphasis">Backup Plan List</text:span>: Backup players ready to step in </text:p>
                                            </text:list-item>
                                            <text:list-item>
                                              <text:p text:style-name="P10"><text:span text:style-name="Strong_20_Emphasis">Future List</text:span>: Prospects for future seasons </text:p>
                                            </text:list-item>
                                            <text:list-item>
                                              <text:p text:style-name="P10"><text:span text:style-name="Strong_20_Emphasis">Tryouts List</text:span>: Candidates being evaluated </text:p>
                                            </text:list-item>
                                            <text:list-item>
                                              <text:p text:style-name="P10">Maintain complete history of roster changes </text:p>
                                            </text:list-item>
                                            <text:list-item>
                                              <text:p text:style-name="P10">Track who added/removed players and when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primary users) </text:p>
                                            </text:list-item>
                                            <text:list-item>
                                              <text:p text:style-name="P10">Assistant coaches (with permission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Organized roster management </text:p>
                                            </text:list-item>
                                            <text:list-item>
                                              <text:p text:style-name="P10">Backup planning capabilities </text:p>
                                            </text:list-item>
                                            <text:list-item>
                                              <text:p text:style-name="P10">Complete audit trail </text:p>
                                            </text:list-item>
                                            <text:list-item>
                                              <text:p text:style-name="P10">Support for tryout processe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3. Event Scheduling &amp; Game Day Manage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Schedule practices, games, meetings, and team events </text:p>
                                            </text:list-item>
                                            <text:list-item>
                                              <text:p text:style-name="P10">Create detailed game day plans with: </text:p>
                                            </text:list-item>
                                            <text:list-item>
                                              <text:p text:style-name="P10">Reporting times (separate for JV and Varsity) </text:p>
                                            </text:list-item>
                                            <text:list-item>
                                              <text:p text:style-name="P10">What to wear to school (checklist) </text:p>
                                            </text:list-item>
                                            <text:list-item>
                                              <text:p text:style-name="P10">What to wear to game (checklist) </text:p>
                                            </text:list-item>
                                            <text:list-item>
                                              <text:p text:style-name="P10">What to bring (gear checklist) </text:p>
                                            </text:list-item>
                                            <text:list-item>
                                              <text:p text:style-name="P10">Special instructions from coach </text:p>
                                            </text:list-item>
                                            <text:list-item>
                                              <text:p text:style-name="P10">Publish game day instructions to players with one tap </text:p>
                                            </text:list-item>
                                            <text:list-item>
                                              <text:p text:style-name="P10">Send automatic reminders and notifications </text:p>
                                            </text:list-item>
                                            <text:list-item>
                                              <text:p text:style-name="P10">Link announcements to specific event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create and manage) </text:p>
                                            </text:list-item>
                                            <text:list-item>
                                              <text:p text:style-name="P10">Players (view and receive notification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Eliminates confusion on game days </text:p>
                                            </text:list-item>
                                            <text:list-item>
                                              <text:p text:style-name="P10">Structured, clear communication </text:p>
                                            </text:list-item>
                                            <text:list-item>
                                              <text:p text:style-name="P10">Reduces missed items or late arrivals </text:p>
                                            </text:list-item>
                                            <text:list-item>
                                              <text:p text:style-name="P10">Professional presentation of game day details </text:p>
                                              <text:p text:style-name="P9"/>
                                              <text:p text:style-name="P9"><text:span text:style-name="Strong_20_Emphasis">Game Day Workflow</text:span>:</text:p>
                                            </text:list-item>
                                            <text:list-item>
                                              <text:p text:style-name="P10">Coach schedules a game event </text:p>
                                            </text:list-item>
                                            <text:list-item>
                                              <text:p text:style-name="P10">Coach adds game day details (reporting time, checklists, notes) </text:p>
                                            </text:list-item>
                                            <text:list-item>
                                              <text:p text:style-name="P10">Coach taps "Publish to Players" </text:p>
                                            </text:list-item>
                                            <text:list-item>
                                              <text:p text:style-name="P10">All team players receive structured notification </text:p>
                                            </text:list-item>
                                            <text:list-item>
                                              <text:p text:style-name="P10">Players see organized checklist and can mark items as ready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4. Communication Hub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Send team-wide announcements </text:p>
                                            </text:list-item>
                                            <text:list-item>
                                              <text:p text:style-name="P10">Create subgroup announcements (e.g., Varsity only) </text:p>
                                            </text:list-item>
                                            <text:list-item>
                                              <text:p text:style-name="P10">Send individual messages </text:p>
                                            </text:list-item>
                                            <text:list-item>
                                              <text:p text:style-name="P10">Link announcements to specific events </text:p>
                                            </text:list-item>
                                            <text:list-item>
                                              <text:p text:style-name="P10">Support rich text and attachments </text:p>
                                            </text:list-item>
                                            <text:list-item>
                                              <text:p text:style-name="P10">Track message delivery and read statu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send announcements) </text:p>
                                            </text:list-item>
                                            <text:list-item>
                                              <text:p text:style-name="P10">Players (receive and view) </text:p>
                                            </text:list-item>
                                            <text:list-item>
                                              <text:p text:style-name="P10">Administrators (system-wide announcement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Centralized communication </text:p>
                                            </text:list-item>
                                            <text:list-item>
                                              <text:p text:style-name="P10">No more lost messages in group chats </text:p>
                                            </text:list-item>
                                            <text:list-item>
                                              <text:p text:style-name="P10">Targeted messaging capabilities </text:p>
                                            </text:list-item>
                                            <text:list-item>
                                              <text:p text:style-name="P10">Professional communication channel </text:p>
                                              <text:p text:style-name="P9"/>
                                              <text:p text:style-name="P9"><text:span text:style-name="Strong_20_Emphasis">Future Enhancement</text:span> (Phase 2):</text:p>
                                            </text:list-item>
                                            <text:list-item>
                                              <text:p text:style-name="P10">Real-time team chat </text:p>
                                            </text:list-item>
                                            <text:list-item>
                                              <text:p text:style-name="P10">Comment threads on events and video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5. Film &amp; Media Manage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Upload game and practice videos </text:p>
                                            </text:list-item>
                                            <text:list-item>
                                              <text:p text:style-name="P10">Tag videos with player-specific clips </text:p>
                                            </text:list-item>
                                            <text:list-item>
                                              <text:p text:style-name="P10"><text:soft-page-break/>Organize videos by team, event, or player </text:p>
                                            </text:list-item>
                                            <text:list-item>
                                              <text:p text:style-name="P10">Share videos with players or parents </text:p>
                                            </text:list-item>
                                            <text:list-item>
                                              <text:p text:style-name="P10">Control access permissions </text:p>
                                            </text:list-item>
                                            <text:list-item>
                                              <text:p text:style-name="P10">Support large video file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upload and manage) </text:p>
                                            </text:list-item>
                                            <text:list-item>
                                              <text:p text:style-name="P10">Players (view assigned videos) </text:p>
                                            </text:list-item>
                                            <text:list-item>
                                              <text:p text:style-name="P10">Parents (optional acces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Centralized video library </text:p>
                                            </text:list-item>
                                            <text:list-item>
                                              <text:p text:style-name="P10">Easy player-specific video sharing </text:p>
                                            </text:list-item>
                                            <text:list-item>
                                              <text:p text:style-name="P10">No need for external video platforms </text:p>
                                            </text:list-item>
                                            <text:list-item>
                                              <text:p text:style-name="P10">Integrated with player profiles </text:p>
                                              <text:p text:style-name="P9"/>
                                              <text:p text:style-name="P9"><text:span text:style-name="Strong_20_Emphasis">Video Tagging Workflow</text:span>:</text:p>
                                            </text:list-item>
                                            <text:list-item>
                                              <text:p text:style-name="P10">Coach uploads game video </text:p>
                                            </text:list-item>
                                            <text:list-item>
                                              <text:p text:style-name="P10">Coach tags specific clips (e.g., "Player X - Great play at 2:34") </text:p>
                                            </text:list-item>
                                            <text:list-item>
                                              <text:p text:style-name="P10">System automatically notifies tagged players </text:p>
                                            </text:list-item>
                                            <text:list-item>
                                              <text:p text:style-name="P10">Players can view their tagged clips </text:p>
                                            </text:list-item>
                                            <text:list-item>
                                              <text:p text:style-name="P10">Clips can be included in recruiting profile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6. Statistics &amp; Performance Tracking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Track game statistics (points, rebounds, assists, etc.) </text:p>
                                            </text:list-item>
                                            <text:list-item>
                                              <text:p text:style-name="P10">Enter statistics in real-time during games </text:p>
                                            </text:list-item>
                                            <text:list-item>
                                              <text:p text:style-name="P10">View team and player statistics </text:p>
                                            </text:list-item>
                                            <text:list-item>
                                              <text:p text:style-name="P10">Track effort metrics separately: </text:p>
                                            </text:list-item>
                                            <text:list-item>
                                              <text:p text:style-name="P10">Hustle score (1-10) </text:p>
                                            </text:list-item>
                                            <text:list-item>
                                              <text:p text:style-name="P10">Engagement score (1-10) </text:p>
                                            </text:list-item>
                                            <text:list-item>
                                              <text:p text:style-name="P10">Coach notes on effort </text:p>
                                            </text:list-item>
                                            <text:list-item>
                                              <text:p text:style-name="P10">Generate analytics and comparisons </text:p>
                                            </text:list-item>
                                            <text:list-item>
                                              <text:p text:style-name="P10">View historical trend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enter and view team stats) </text:p>
                                            </text:list-item>
                                            <text:list-item>
                                              <text:p text:style-name="P10">Players (view own stats) </text:p>
                                            </text:list-item>
                                            <text:list-item>
                                              <text:p text:style-name="P10">Administrators (organization-wide analytic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Comprehensive performance tracking </text:p>
                                            </text:list-item>
                                            <text:list-item>
                                              <text:p text:style-name="P10">Beyond just numbers - tracks effort and engagement </text:p>
                                            </text:list-item>
                                            <text:list-item>
                                              <text:p text:style-name="P10">Data-driven coaching decisions </text:p>
                                            </text:list-item>
                                            <text:list-item>
                                              <text:p text:style-name="P10">Historical performance analysi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7. Culture &amp; Character Develop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Track player buy-in and engagement in practices/games </text:p>
                                            </text:list-item>
                                            <text:list-item>
                                              <text:p text:style-name="P10">Monitor leadership growth and roles </text:p>
                                            </text:list-item>
                                            <text:list-item>
                                              <text:p text:style-name="P10">Visualize team chemistry (Team Mosaic) </text:p>
                                            </text:list-item>
                                            <text:list-item>
                                              <text:p text:style-name="P10">Track academic progress: </text:p>
                                            </text:list-item>
                                            <text:list-item>
                                              <text:p text:style-name="P10">Term-based GPA tracking </text:p>
                                            </text:list-item>
                                            <text:list-item>
                                              <text:p text:style-name="P10">Academic notes and observations </text:p>
                                            </text:list-item>
                                            <text:list-item>
                                              <text:p text:style-name="P10">Manage life goals: </text:p>
                                            </text:list-item>
                                            <text:list-item>
                                              <text:p text:style-name="P10">Players set personal goals </text:p>
                                            </text:list-item>
                                            <text:list-item>
                                              <text:p text:style-name="P10">Coaches can guide and track progress </text:p>
                                            </text:list-item>
                                            <text:list-item>
                                              <text:p text:style-name="P10">Goal status tracking (active, completed, paused)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track and monitor) </text:p>
                                            </text:list-item>
                                            <text:list-item>
                                              <text:p text:style-name="P10">Players (view own development, set goal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Holistic player development </text:p>
                                            </text:list-item>
                                            <text:list-item>
                                              <text:p text:style-name="P10">Track intangible qualities that matter </text:p>
                                            </text:list-item>
                                            <text:list-item>
                                              <text:p text:style-name="P10">Support academic success </text:p>
                                            </text:list-item>
                                            <text:list-item>
                                              <text:p text:style-name="P10">Life skills development </text:p>
                                            </text:list-item>
                                            <text:list-item>
                                              <text:p text:style-name="P10">Better understanding of team dynamics </text:p>
                                              <text:p text:style-name="P9"/>
                                              <text:p text:style-name="P9"><text:span text:style-name="Strong_20_Emphasis">Team Mosaic Concept</text:span>:</text:p>
                                              <text:p text:style-name="P9">Visual representation showing:</text:p>
                                            </text:list-item>
                                            <text:list-item>
                                              <text:p text:style-name="P10">Each player's role in the team </text:p>
                                            </text:list-item>
                                            <text:list-item>
                                              <text:p text:style-name="P10">Team chemistry and relationships </text:p>
                                            </text:list-item>
                                            <text:list-item>
                                              <text:p text:style-name="P10">Leadership distribution </text:p>
                                            </text:list-item>
                                            <text:list-item>
                                              <text:p text:style-name="P10">Overall team dynamic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8. Recruiting &amp; Player Profile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Build comprehensive player profiles combining: </text:p>
                                            </text:list-item>
                                            <text:list-item>
                                              <text:p text:style-name="P10">Statistics and performance data </text:p>
                                            </text:list-item>
                                            <text:list-item>
                                              <text:p text:style-name="P10">Leadership metrics and notes </text:p>
                                            </text:list-item>
                                            <text:list-item>
                                              <text:p text:style-name="P10">Academic achievements </text:p>
                                            </text:list-item>
                                            <text:list-item>
                                              <text:p text:style-name="P10">Video highlights and clips </text:p>
                                            </text:list-item>
                                            <text:list-item>
                                              <text:p text:style-name="P10">Personal information </text:p>
                                            </text:list-item>
                                            <text:list-item>
                                              <text:p text:style-name="P10">Create shareable recruiting profiles </text:p>
                                            </text:list-item>
                                            <text:list-item>
                                              <text:p text:style-name="P10">Export profiles for college showcases </text:p>
                                            </text:list-item>
                                            <text:list-item>
                                              <text:p text:style-name="P10">Control profile visibility and permissions </text:p>
                                            </text:list-item>
                                            <text:list-item>
                                              <text:p text:style-name="P10">Support multiple profile version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Coaches (build and manage profiles) </text:p>
                                            </text:list-item>
                                            <text:list-item>
                                              <text:p text:style-name="P10">Players (view and contribute to own profile) </text:p>
                                            </text:list-item>
                                            <text:list-item>
                                              <text:p text:style-name="P10">Colleges/Recruiters (view shared profiles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Comprehensive recruiting support </text:p>
                                            </text:list-item>
                                            <text:list-item>
                                              <text:p text:style-name="P10">Showcase players beyond just statistics </text:p>
                                            </text:list-item>
                                            <text:list-item>
                                              <text:p text:style-name="P10">Professional presentation for colleges </text:p>
                                            </text:list-item>
                                            <text:list-item>
                                              <text:p text:style-name="P10">Competitive advantage in recruiting </text:p>
                                              <text:p text:style-name="P9"/>
                                              <text:p text:style-name="P9"><text:span text:style-name="Strong_20_Emphasis">Profile Components</text:span>:</text:p>
                                            </text:list-item>
                                            <text:list-item>
                                              <text:p text:style-name="P10"><text:span text:style-name="Strong_20_Emphasis">Performance</text:span>: Game statistics, effort metrics, trends </text:p>
                                            </text:list-item>
                                            <text:list-item>
                                              <text:p text:style-name="P10"><text:span text:style-name="Strong_20_Emphasis">Leadership</text:span>: Leadership scores, coach notes, examples </text:p>
                                            </text:list-item>
                                            <text:list-item>
                                              <text:p text:style-name="P10"><text:span text:style-name="Strong_20_Emphasis">Academics</text:span>: GPA, academic achievements, notes </text:p>
                                            </text:list-item>
                                            <text:list-item>
                                              <text:p text:style-name="P10"><text:span text:style-name="Strong_20_Emphasis">Media</text:span>: Highlight reels, tagged video clips </text:p>
                                            </text:list-item>
                                            <text:list-item>
                                              <text:p text:style-name="P10"><text:span text:style-name="Strong_20_Emphasis">Character</text:span>: Life goals, personal development, coach observation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9. Notification System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Send push notifications to mobile devices </text:p>
                                            </text:list-item>
                                            <text:list-item>
                                              <text:p text:style-name="P10">Deliver game day notifications </text:p>
                                            </text:list-item>
                                            <text:list-item>
                                              <text:p text:style-name="P10">Send schedule change alerts </text:p>
                                            </text:list-item>
                                            <text:list-item>
                                              <text:p text:style-name="P10">Notify about new announcements </text:p>
                                            </text:list-item>
                                            <text:list-item>
                                              <text:p text:style-name="P10">Send event reminders </text:p>
                                            </text:list-item>
                                            <text:list-item>
                                              <text:p text:style-name="P10">Support notification preferences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All users (receive notifications) </text:p>
                                            </text:list-item>
                                            <text:list-item>
                                              <text:p text:style-name="P10">System (automated delivery)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Timely information delivery </text:p>
                                            </text:list-item>
                                            <text:list-item>
                                              <text:p text:style-name="P10">Reduced missed communications </text:p>
                                            </text:list-item>
                                            <text:list-item>
                                              <text:p text:style-name="P10">Professional notification system </text:p>
                                            </text:list-item>
                                            <text:list-item>
                                              <text:p text:style-name="P10">Customizable preferences </text:p>
                                              <text:p text:style-name="P9"/>
                                              <text:p text:style-name="P9"><text:soft-page-break/><text:span text:style-name="Strong_20_Emphasis">Notification Types</text:span>:</text:p>
                                            </text:list-item>
                                            <text:list-item>
                                              <text:p text:style-name="P10"><text:span text:style-name="Strong_20_Emphasis">Game Day Notifications</text:span>: Structured game day instructions </text:p>
                                            </text:list-item>
                                            <text:list-item>
                                              <text:p text:style-name="P10"><text:span text:style-name="Strong_20_Emphasis">Schedule Alerts</text:span>: Changes to practices or games </text:p>
                                            </text:list-item>
                                            <text:list-item>
                                              <text:p text:style-name="P10"><text:span text:style-name="Strong_20_Emphasis">Announcements</text:span>: New team announcements </text:p>
                                            </text:list-item>
                                            <text:list-item>
                                              <text:p text:style-name="P10"><text:span text:style-name="Strong_20_Emphasis">Reminders</text:span>: Upcoming events </text:p>
                                            </text:list-item>
                                            <text:list-item>
                                              <text:p text:style-name="P10"><text:span text:style-name="Strong_20_Emphasis">Media</text:span>: New videos tagged for player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10. Administration &amp; Manage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at It Does</text:span>:</text:p>
                                            </text:list-header>
                                            <text:list-item>
                                              <text:p text:style-name="P10">Organization setup and configuration </text:p>
                                            </text:list-item>
                                            <text:list-item>
                                              <text:p text:style-name="P10">User account management </text:p>
                                            </text:list-item>
                                            <text:list-item>
                                              <text:p text:style-name="P10">Team and season administration </text:p>
                                            </text:list-item>
                                            <text:list-item>
                                              <text:p text:style-name="P10">Permission and role management </text:p>
                                            </text:list-item>
                                            <text:list-item>
                                              <text:p text:style-name="P10">Content moderation </text:p>
                                            </text:list-item>
                                            <text:list-item>
                                              <text:p text:style-name="P10">System configuration </text:p>
                                            </text:list-item>
                                            <text:list-item>
                                              <text:p text:style-name="P10">Analytics and reporting </text:p>
                                              <text:p text:style-name="P9"/>
                                              <text:p text:style-name="P9"><text:span text:style-name="Strong_20_Emphasis">Who Uses It</text:span>:</text:p>
                                            </text:list-item>
                                            <text:list-item>
                                              <text:p text:style-name="P10">Organization administrators </text:p>
                                            </text:list-item>
                                            <text:list-item>
                                              <text:p text:style-name="P10">System administrators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Centralized administration </text:p>
                                            </text:list-item>
                                            <text:list-item>
                                              <text:p text:style-name="P10">User management capabilities </text:p>
                                            </text:list-item>
                                            <text:list-item>
                                              <text:p text:style-name="P10">System oversight and control </text:p>
                                            </text:list-item>
                                            <text:list-item>
                                              <text:p text:style-name="P10">Organizational analytic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User Roles &amp; Acces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1. Super Administrator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Access Level</text:span>: Full system access</text:p>
                                              <text:p text:style-name="P9"/>
                                              <text:p text:style-name="P9"><text:span text:style-name="Strong_20_Emphasis">Capabilities</text:span>:</text:p>
                                            </text:list-header>
                                            <text:list-item>
                                              <text:p text:style-name="P10">Manage all organizations </text:p>
                                            </text:list-item>
                                            <text:list-item>
                                              <text:p text:style-name="P10">System-wide configuration </text:p>
                                            </text:list-item>
                                            <text:list-item>
                                              <text:p text:style-name="P10">User administration </text:p>
                                            </text:list-item>
                                            <text:list-item>
                                              <text:p text:style-name="P10">Content moderation </text:p>
                                            </text:list-item>
                                            <text:list-item>
                                              <text:p text:style-name="P10">System analytics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Platform management </text:p>
                                            </text:list-item>
                                            <text:list-item>
                                              <text:p text:style-name="P10">Support and troubleshooting </text:p>
                                            </text:list-item>
                                            <text:list-item>
                                              <text:p text:style-name="P10">System-wide decision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2. Organization Administrator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Access Level</text:span>: Organization-wide access</text:p>
                                              <text:p text:style-name="P9"/>
                                              <text:p text:style-name="P9"><text:span text:style-name="Strong_20_Emphasis">Capabilities</text:span>:</text:p>
                                            </text:list-header>
                                            <text:list-item>
                                              <text:p text:style-name="P10">Manage organization settings </text:p>
                                            </text:list-item>
                                            <text:list-item>
                                              <text:p text:style-name="P10">Create and manage teams </text:p>
                                            </text:list-item>
                                            <text:list-item>
                                              <text:p text:style-name="P10">Manage users within organization </text:p>
                                            </text:list-item>
                                            <text:list-item>
                                              <text:p text:style-name="P10">View organization analytics </text:p>
                                            </text:list-item>
                                            <text:list-item>
                                              <text:p text:style-name="P10">Content moderation within organization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College athletic department management </text:p>
                                            </text:list-item>
                                            <text:list-item>
                                              <text:p text:style-name="P10">Club organization management </text:p>
                                            </text:list-item>
                                            <text:list-item>
                                              <text:p text:style-name="P10">Multi-team oversight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3. Coach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Access Level</text:span>: Full team management</text:p>
                                              <text:p text:style-name="P9"/>
                                              <text:p text:style-name="P9"><text:span text:style-name="Strong_20_Emphasis">Capabilities</text:span>:</text:p>
                                            </text:list-header>
                                            <text:list-item>
                                              <text:p text:style-name="P10">Manage team roster </text:p>
                                            </text:list-item>
                                            <text:list-item>
                                              <text:p text:style-name="P10">Schedule practices and games </text:p>
                                            </text:list-item>
                                            <text:list-item>
                                              <text:p text:style-name="P10">Upload and tag videos </text:p>
                                            </text:list-item>
                                            <text:list-item>
                                              <text:p text:style-name="P10">Enter statistics </text:p>
                                            </text:list-item>
                                            <text:list-item>
                                              <text:p text:style-name="P10">Send announcements </text:p>
                                            </text:list-item>
                                            <text:list-item>
                                              <text:p text:style-name="P10">Track player development </text:p>
                                            </text:list-item>
                                            <text:list-item>
                                              <text:p text:style-name="P10">Build recruiting profiles </text:p>
                                            </text:list-item>
                                            <text:list-item>
                                              <text:p text:style-name="P10">Create game day plans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Daily team management </text:p>
                                            </text:list-item>
                                            <text:list-item>
                                              <text:p text:style-name="P10">Player development tracking </text:p>
                                            </text:list-item>
                                            <text:list-item>
                                              <text:p text:style-name="P10">Communication with team </text:p>
                                            </text:list-item>
                                            <text:list-item>
                                              <text:p text:style-name="P10">Recruiting support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4. Assistant Coach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Access Level</text:span>: Limited team management</text:p>
                                              <text:p text:style-name="P9"/>
                                              <text:p text:style-name="P9"><text:span text:style-name="Strong_20_Emphasis">Capabilities</text:span>:</text:p>
                                            </text:list-header>
                                            <text:list-item>
                                              <text:p text:style-name="P10">View team information </text:p>
                                            </text:list-item>
                                            <text:list-item>
                                              <text:p text:style-name="P10">Enter statistics (if permitted) </text:p>
                                            </text:list-item>
                                            <text:list-item>
                                              <text:p text:style-name="P10">Upload videos (if permitted) </text:p>
                                            </text:list-item>
                                            <text:list-item>
                                              <text:p text:style-name="P10">View player development </text:p>
                                            </text:list-item>
                                            <text:list-item>
                                              <text:p text:style-name="P10">Limited roster management (if permitted)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Support head coach </text:p>
                                            </text:list-item>
                                            <text:list-item>
                                              <text:p text:style-name="P10">Statistics entry </text:p>
                                            </text:list-item>
                                            <text:list-item>
                                              <text:p text:style-name="P10">Video management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5. Player (Student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Access Level</text:span>: Personal and team view</text:p>
                                              <text:p text:style-name="P9"/>
                                              <text:p text:style-name="P9"><text:span text:style-name="Strong_20_Emphasis">Capabilities</text:span>:</text:p>
                                            </text:list-header>
                                            <text:list-item>
                                              <text:p text:style-name="P10">View own statistics </text:p>
                                            </text:list-item>
                                            <text:list-item>
                                              <text:p text:style-name="P10">Access tagged videos </text:p>
                                            </text:list-item>
                                            <text:list-item>
                                              <text:p text:style-name="P10">View team schedule </text:p>
                                            </text:list-item>
                                            <text:list-item>
                                              <text:p text:style-name="P10">Receive announcements </text:p>
                                            </text:list-item>
                                            <text:list-item>
                                              <text:p text:style-name="P10">View personal development tracking </text:p>
                                            </text:list-item>
                                            <text:list-item>
                                              <text:p text:style-name="P10">Set and track life goals </text:p>
                                            </text:list-item>
                                            <text:list-item>
                                              <text:p text:style-name="P10">View own recruiting profile </text:p>
                                            </text:list-item>
                                            <text:list-item>
                                              <text:p text:style-name="P10">See game day instructions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Personal performance review </text:p>
                                            </text:list-item>
                                            <text:list-item>
                                              <text:p text:style-name="P10">Video analysis </text:p>
                                            </text:list-item>
                                            <text:list-item>
                                              <text:p text:style-name="P10">Schedule management </text:p>
                                            </text:list-item>
                                            <text:list-item>
                                              <text:p text:style-name="P10">Goal setting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6. Parent (Future Phase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Access Level</text:span>: Read-only for their child</text:p>
                                              <text:p text:style-name="P9"/>
                                              <text:p text:style-name="P9"><text:span text:style-name="Strong_20_Emphasis">Capabilities</text:span>:</text:p>
                                            </text:list-header>
                                            <text:list-item>
                                              <text:p text:style-name="P10">View child's statistics </text:p>
                                            </text:list-item>
                                            <text:list-item>
                                              <text:p text:style-name="P10">View child's schedule </text:p>
                                            </text:list-item>
                                            <text:list-item>
                                              <text:p text:style-name="P10">Receive announcements </text:p>
                                            </text:list-item>
                                            <text:list-item>
                                              <text:p text:style-name="P10">View child's academic progress </text:p>
                                            </text:list-item>
                                            <text:list-item>
                                              <text:p text:style-name="P10">Access shared videos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Stay informed about child's progress </text:p>
                                            </text:list-item>
                                            <text:list-item>
                                              <text:p text:style-name="P10"><text:soft-page-break/>Support child's development </text:p>
                                            </text:list-item>
                                            <text:list-item>
                                              <text:p text:style-name="P10">Communication with coache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Core Features &amp; Workflow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orkflow 1: Setting Up a New Team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Steps</text:span>:</text:p>
                                            </text:list-header>
                                            <text:list-item>
                                              <text:p text:style-name="P10">Organization administrator creates new team </text:p>
                                            </text:list-item>
                                            <text:list-item>
                                              <text:p text:style-name="P10">Assigns coach to team </text:p>
                                            </text:list-item>
                                            <text:list-item>
                                              <text:p text:style-name="P10">Coach adds players to roster </text:p>
                                            </text:list-item>
                                            <text:list-item>
                                              <text:p text:style-name="P10">Coach creates roster lists (main, backup, etc.) </text:p>
                                            </text:list-item>
                                            <text:list-item>
                                              <text:p text:style-name="P10">Coach sets up season schedule </text:p>
                                            </text:list-item>
                                            <text:list-item>
                                              <text:p text:style-name="P10">Team is ready for use </text:p>
                                              <text:p text:style-name="P9"/>
                                              <text:p text:style-name="P9"><text:span text:style-name="Strong_20_Emphasis">Business Value</text:span>: Quick team setup, organized from day one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orkflow 2: Game Day Communication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Coach Side</text:span>:</text:p>
                                            </text:list-header>
                                            <text:list-item>
                                              <text:p text:style-name="P10">Coach schedules game event </text:p>
                                            </text:list-item>
                                            <text:list-item>
                                              <text:p text:style-name="P10">Coach adds game day details: </text:p>
                                            </text:list-item>
                                            <text:list-item>
                                              <text:p text:style-name="P10">Reporting time (JV: 3:00 PM, Varsity: 4:00 PM) </text:p>
                                            </text:list-item>
                                            <text:list-item>
                                              <text:p text:style-name="P10">What to wear to school: [ ] Team polo, [ ] Khaki pants </text:p>
                                            </text:list-item>
                                            <text:list-item>
                                              <text:p text:style-name="P10">What to wear to game: [ ] Home jersey, [ ] White socks </text:p>
                                            </text:list-item>
                                            <text:list-item>
                                              <text:p text:style-name="P10">What to bring: [ ] Water bottle, [ ] Mouth guard, [ ] Cleats </text:p>
                                            </text:list-item>
                                            <text:list-item>
                                              <text:p text:style-name="P10">Special instructions: "Meet at main entrance, bus leaves at 4:15 PM" </text:p>
                                            </text:list-item>
                                            <text:list-item>
                                              <text:p text:style-name="P10">Coach taps "Publish to Players" </text:p>
                                            </text:list-item>
                                            <text:list-item>
                                              <text:p text:style-name="P10">System sends notification to all team players </text:p>
                                              <text:p text:style-name="P9"/>
                                              <text:p text:style-name="P9"><text:span text:style-name="Strong_20_Emphasis">Player Side</text:span>:</text:p>
                                            </text:list-item>
                                            <text:list-item>
                                              <text:p text:style-name="P10">Player receives push notification: "Game Day Instructions - vs. Rival High" </text:p>
                                            </text:list-item>
                                            <text:list-item>
                                              <text:p text:style-name="P10">Player opens app and sees structured view: </text:p>
                                            </text:list-item>
                                            <text:list-item>
                                              <text:p text:style-name="P10">Game: vs. Rival High - Friday, March 15, 7:00 PM </text:p>
                                            </text:list-item>
                                            <text:list-item>
                                              <text:p text:style-name="P10">Reporting Time: 4:00 PM (Varsity) </text:p>
                                            </text:list-item>
                                            <text:list-item>
                                              <text:p text:style-name="P10">What to Wear to School: </text:p>
                                            </text:list-item>
                                            <text:list-item>
                                              <text:p text:style-name="P10">☐ Team polo </text:p>
                                            </text:list-item>
                                            <text:list-item>
                                              <text:p text:style-name="P10">☐ Khaki pants </text:p>
                                            </text:list-item>
                                            <text:list-item>
                                              <text:p text:style-name="P10">What to Wear to Game: </text:p>
                                            </text:list-item>
                                            <text:list-item>
                                              <text:p text:style-name="P10">☐ Home jersey </text:p>
                                            </text:list-item>
                                            <text:list-item>
                                              <text:p text:style-name="P10">☐ White socks </text:p>
                                            </text:list-item>
                                            <text:list-item>
                                              <text:p text:style-name="P10">What to Bring: </text:p>
                                            </text:list-item>
                                            <text:list-item>
                                              <text:p text:style-name="P10">☐ Water bottle </text:p>
                                            </text:list-item>
                                            <text:list-item>
                                              <text:p text:style-name="P10">☐ Mouth guard </text:p>
                                            </text:list-item>
                                            <text:list-item>
                                              <text:p text:style-name="P10">☐ Cleats </text:p>
                                            </text:list-item>
                                            <text:list-item>
                                              <text:p text:style-name="P10">Special Instructions: "Meet at main entrance, bus leaves at 4:15 PM" </text:p>
                                            </text:list-item>
                                            <text:list-item>
                                              <text:p text:style-name="P10">Player checks off items as they pack </text:p>
                                            </text:list-item>
                                            <text:list-item>
                                              <text:p text:style-name="P10">Player marks "Ready" when all items are packed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Eliminates confusion </text:p>
                                            </text:list-item>
                                            <text:list-item>
                                              <text:p text:style-name="P10">Reduces missed items </text:p>
                                            </text:list-item>
                                            <text:list-item>
                                              <text:p text:style-name="P10">Professional presentation </text:p>
                                            </text:list-item>
                                            <text:list-item>
                                              <text:p text:style-name="P10">Clear communication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orkflow 3: Video Analysis &amp; Player Develop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Steps</text:span>:</text:p>
                                            </text:list-header>
                                            <text:list-item>
                                              <text:p text:style-name="P10">Coach uploads game video after game </text:p>
                                            </text:list-item>
                                            <text:list-item>
                                              <text:p text:style-name="P10">Coach reviews video and tags key moments: </text:p>
                                            </text:list-item>
                                            <text:list-item>
                                              <text:p text:style-name="P10">"Player X - Great defensive play" (2:34 - 2:42) </text:p>
                                            </text:list-item>
                                            <text:list-item>
                                              <text:p text:style-name="P10">"Player Y - Needs improvement on positioning" (5:12 - 5:20) </text:p>
                                            </text:list-item>
                                            <text:list-item>
                                              <text:p text:style-name="P10">System notifies tagged players </text:p>
                                            </text:list-item>
                                            <text:list-item>
                                              <text:p text:style-name="P10">Players watch their tagged clips </text:p>
                                            </text:list-item>
                                            <text:list-item>
                                              <text:p text:style-name="P10">Coach adds leadership note: "Player X showed great leadership in huddle" </text:p>
                                            </text:list-item>
                                            <text:list-item>
                                              <text:p text:style-name="P10">Coach tracks buy-in score for practice: Player X - 9/10 </text:p>
                                            </text:list-item>
                                            <text:list-item>
                                              <text:p text:style-name="P10">All data flows into player's development profile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Systematic video analysis </text:p>
                                            </text:list-item>
                                            <text:list-item>
                                              <text:p text:style-name="P10">Player-specific feedback </text:p>
                                            </text:list-item>
                                            <text:list-item>
                                              <text:p text:style-name="P10">Development tracking </text:p>
                                            </text:list-item>
                                            <text:list-item>
                                              <text:p text:style-name="P10">Integrated view of player growth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orkflow 4: Building Recruiting Profile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Steps</text:span>:</text:p>
                                            </text:list-header>
                                            <text:list-item>
                                              <text:p text:style-name="P10">Coach navigates to player's recruiting profile </text:p>
                                            </text:list-item>
                                            <text:list-item>
                                              <text:p text:style-name="P10">System automatically includes: </text:p>
                                            </text:list-item>
                                            <text:list-item>
                                              <text:p text:style-name="P10">Statistics from all games </text:p>
                                            </text:list-item>
                                            <text:list-item>
                                              <text:p text:style-name="P10">Effort metrics and trends </text:p>
                                            </text:list-item>
                                            <text:list-item>
                                              <text:p text:style-name="P10">Leadership scores and notes </text:p>
                                            </text:list-item>
                                            <text:list-item>
                                              <text:p text:style-name="P10">Academic achievements </text:p>
                                            </text:list-item>
                                            <text:list-item>
                                              <text:p text:style-name="P10">Tagged video highlights </text:p>
                                            </text:list-item>
                                            <text:list-item>
                                              <text:p text:style-name="P10">Coach adds additional notes and observations </text:p>
                                            </text:list-item>
                                            <text:list-item>
                                              <text:p text:style-name="P10">Coach selects best video clips for showcase </text:p>
                                            </text:list-item>
                                            <text:list-item>
                                              <text:p text:style-name="P10">Coach generates shareable profile link </text:p>
                                            </text:list-item>
                                            <text:list-item>
                                              <text:p text:style-name="P10">Profile can be shared with colleges or exported as PDF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Comprehensive player representation </text:p>
                                            </text:list-item>
                                            <text:list-item>
                                              <text:p text:style-name="P10">Professional presentation </text:p>
                                            </text:list-item>
                                            <text:list-item>
                                              <text:p text:style-name="P10">Beyond statistics - shows character </text:p>
                                            </text:list-item>
                                            <text:list-item>
                                              <text:p text:style-name="P10">Competitive recruiting advantage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orkflow 5: Tracking Player Development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Steps</text:span>:</text:p>
                                            </text:list-header>
                                            <text:list-item>
                                              <text:p text:style-name="P10">Coach observes player in practice </text:p>
                                            </text:list-item>
                                            <text:list-item>
                                              <text:p text:style-name="P10">Coach records: </text:p>
                                            </text:list-item>
                                            <text:list-item>
                                              <text:p text:style-name="P10">Buy-in score: 8/10 </text:p>
                                            </text:list-item>
                                            <text:list-item>
                                              <text:p text:style-name="P10">Leadership note: "Took initiative in drill" </text:p>
                                            </text:list-item>
                                            <text:list-item>
                                              <text:p text:style-name="P10">Effort metric: Hustle 9/10, Engagement 8/10 </text:p>
                                            </text:list-item>
                                            <text:list-item>
                                              <text:p text:style-name="P10">Coach updates academic entry: "Fall 2025 - GPA: 3.5, Notes: Improved in math" </text:p>
                                            </text:list-item>
                                            <text:list-item>
                                              <text:p text:style-name="P10">Player sets life goal: "Improve free throw percentage to 85%" </text:p>
                                            </text:list-item>
                                            <text:list-item>
                                              <text:p text:style-name="P10">Coach tracks progress on goal </text:p>
                                            </text:list-item>
                                            <text:list-item>
                                              <text:p text:style-name="P10">All data visible in Team Mosaic view showing player's role and growth 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item>
                                            <text:list-item>
                                              <text:p text:style-name="P10">Holistic development tracking </text:p>
                                            </text:list-item>
                                            <text:list-item>
                                              <text:p text:style-name="P10">Beyond statistics </text:p>
                                            </text:list-item>
                                            <text:list-item>
                                              <text:p text:style-name="P10">Academic support </text:p>
                                            </text:list-item>
                                            <text:list-item>
                                              <text:p text:style-name="P10">Goal-oriented development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User Experience Design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Mobile App (Primary Interface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h text:style-name="P5" text:outline-level="4">Coach Mode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Dashboard</text:span>:</text:p>
                                            </text:list-header>
                                            <text:list-item>
                                              <text:p text:style-name="P10">Overview of all teams </text:p>
                                            </text:list-item>
                                            <text:list-item>
                                              <text:p text:style-name="P10">Upcoming events (next 7 days) </text:p>
                                            </text:list-item>
                                            <text:list-item>
                                              <text:p text:style-name="P10">Recent activity feed </text:p>
                                            </text:list-item>
                                            <text:list-item>
                                              <text:p text:style-name="P10">Quick actions (create event, send announcement, upload video) </text:p>
                                              <text:p text:style-name="P9"/>
                                              <text:p text:style-name="P9"><text:span text:style-name="Strong_20_Emphasis">Navigation</text:span>:</text:p>
                                            </text:list-item>
                                            <text:list-item>
                                              <text:p text:style-name="P10"><text:soft-page-break/>Teams (switch between teams) </text:p>
                                            </text:list-item>
                                            <text:list-item>
                                              <text:p text:style-name="P10">Schedule (calendar view of events) </text:p>
                                            </text:list-item>
                                            <text:list-item>
                                              <text:p text:style-name="P10">Roster (team members and lists) </text:p>
                                            </text:list-item>
                                            <text:list-item>
                                              <text:p text:style-name="P10">Media (video library) </text:p>
                                            </text:list-item>
                                            <text:list-item>
                                              <text:p text:style-name="P10">Stats (team and player statistics) </text:p>
                                            </text:list-item>
                                            <text:list-item>
                                              <text:p text:style-name="P10">Communication (announcements) </text:p>
                                            </text:list-item>
                                            <text:list-item>
                                              <text:p text:style-name="P10">Development (culture, leadership, academics) </text:p>
                                            </text:list-item>
                                            <text:list-item>
                                              <text:p text:style-name="P10">Recruiting (player profiles) </text:p>
                                            </text:list-item>
                                            <text:list-item>
                                              <text:p text:style-name="P10">Settings </text:p>
                                              <text:p text:style-name="P9"/>
                                              <text:p text:style-name="P9"><text:span text:style-name="Strong_20_Emphasis">Key Screens</text:span>:</text:p>
                                            </text:list-item>
                                            <text:list-item>
                                              <text:p text:style-name="P10"><text:span text:style-name="Strong_20_Emphasis">Event Detail</text:span>: Full event information, game day plan editor </text:p>
                                            </text:list-item>
                                            <text:list-item>
                                              <text:p text:style-name="P10"><text:span text:style-name="Strong_20_Emphasis">Roster Management</text:span>: Add/remove players, manage lists, view history </text:p>
                                            </text:list-item>
                                            <text:list-item>
                                              <text:p text:style-name="P10"><text:span text:style-name="Strong_20_Emphasis">Video Upload</text:span>: Simple upload interface with tagging tools </text:p>
                                            </text:list-item>
                                            <text:list-item>
                                              <text:p text:style-name="P10"><text:span text:style-name="Strong_20_Emphasis">Stats Entry</text:span>: Quick entry form for game statistics </text:p>
                                            </text:list-item>
                                            <text:list-item>
                                              <text:p text:style-name="P10"><text:span text:style-name="Strong_20_Emphasis">Player Profile</text:span>: Comprehensive view of player's development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h text:style-name="P5" text:outline-level="4">Player Mode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Dashboard</text:span>:</text:p>
                                            </text:list-header>
                                            <text:list-item>
                                              <text:p text:style-name="P10">Upcoming events </text:p>
                                            </text:list-item>
                                            <text:list-item>
                                              <text:p text:style-name="P10">Recent announcements </text:p>
                                            </text:list-item>
                                            <text:list-item>
                                              <text:p text:style-name="P10">Personal stats summary </text:p>
                                            </text:list-item>
                                            <text:list-item>
                                              <text:p text:style-name="P10">New videos tagged for you </text:p>
                                              <text:p text:style-name="P9"/>
                                              <text:p text:style-name="P9"><text:span text:style-name="Strong_20_Emphasis">Navigation</text:span>:</text:p>
                                            </text:list-item>
                                            <text:list-item>
                                              <text:p text:style-name="P10">Schedule (my events) </text:p>
                                            </text:list-item>
                                            <text:list-item>
                                              <text:p text:style-name="P10">Stats (my performance) </text:p>
                                            </text:list-item>
                                            <text:list-item>
                                              <text:p text:style-name="P10">Videos (my tagged clips) </text:p>
                                            </text:list-item>
                                            <text:list-item>
                                              <text:p text:style-name="P10">Communication (announcements, team chat) </text:p>
                                            </text:list-item>
                                            <text:list-item>
                                              <text:p text:style-name="P10">Development (my goals, academics, leadership) </text:p>
                                            </text:list-item>
                                            <text:list-item>
                                              <text:p text:style-name="P10">Profile (my recruiting profile) </text:p>
                                            </text:list-item>
                                            <text:list-item>
                                              <text:p text:style-name="P10">Settings </text:p>
                                              <text:p text:style-name="P9"/>
                                              <text:p text:style-name="P9"><text:span text:style-name="Strong_20_Emphasis">Key Screens</text:span>:</text:p>
                                            </text:list-item>
                                            <text:list-item>
                                              <text:p text:style-name="P10"><text:span text:style-name="Strong_20_Emphasis">Game Day Instructions</text:span>: Structured checklist view </text:p>
                                            </text:list-item>
                                            <text:list-item>
                                              <text:p text:style-name="P10"><text:span text:style-name="Strong_20_Emphasis">Video Library</text:span>: All videos tagged for player </text:p>
                                            </text:list-item>
                                            <text:list-item>
                                              <text:p text:style-name="P10"><text:span text:style-name="Strong_20_Emphasis">Personal Stats</text:span>: Performance trends and comparisons </text:p>
                                            </text:list-item>
                                            <text:list-item>
                                              <text:p text:style-name="P10"><text:span text:style-name="Strong_20_Emphasis">Goal Tracker</text:span>: Life goals and academic progres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eb Admin Portal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Interface</text:span>: Clean, professional web interface</text:p>
                                              <text:p text:style-name="P9"/>
                                              <text:p text:style-name="P9"><text:span text:style-name="Strong_20_Emphasis">Main Sections</text:span>:</text:p>
                                            </text:list-header>
                                            <text:list-item>
                                              <text:p text:style-name="P10">Organizations (manage organizations) </text:p>
                                            </text:list-item>
                                            <text:list-item>
                                              <text:p text:style-name="P10">Teams (team administration) </text:p>
                                            </text:list-item>
                                            <text:list-item>
                                              <text:p text:style-name="P10">Users (user management) </text:p>
                                            </text:list-item>
                                            <text:list-item>
                                              <text:p text:style-name="P10">Analytics (system-wide analytics) </text:p>
                                            </text:list-item>
                                            <text:list-item>
                                              <text:p text:style-name="P10">Settings (system configuration) </text:p>
                                              <text:p text:style-name="P9"/>
                                              <text:p text:style-name="P9"><text:span text:style-name="Strong_20_Emphasis">Use Cases</text:span>:</text:p>
                                            </text:list-item>
                                            <text:list-item>
                                              <text:p text:style-name="P10">Initial organization setup </text:p>
                                            </text:list-item>
                                            <text:list-item>
                                              <text:p text:style-name="P10">User account management </text:p>
                                            </text:list-item>
                                            <text:list-item>
                                              <text:p text:style-name="P10">System configuration </text:p>
                                            </text:list-item>
                                            <text:list-item>
                                              <text:p text:style-name="P10">Content moderation </text:p>
                                            </text:list-item>
                                            <text:list-item>
                                              <text:p text:style-name="P10">Reporting and analytic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Platform &amp; Infrastructure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Cloud Platform: Google Cloud Platform (GCP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y GCP</text:span>:</text:p>
                                            </text:list-header>
                                            <text:list-item>
                                              <text:p text:style-name="P10"><text:span text:style-name="Strong_20_Emphasis">Reliability</text:span>: Enterprise-grade infrastructure </text:p>
                                            </text:list-item>
                                            <text:list-item>
                                              <text:p text:style-name="P10"><text:span text:style-name="Strong_20_Emphasis">Scalability</text:span>: Auto-scaling capabilities </text:p>
                                            </text:list-item>
                                            <text:list-item>
                                              <text:p text:style-name="P10"><text:span text:style-name="Strong_20_Emphasis">Security</text:span>: Built-in security features </text:p>
                                            </text:list-item>
                                            <text:list-item>
                                              <text:p text:style-name="P10"><text:span text:style-name="Strong_20_Emphasis">Global Reach</text:span>: Worldwide data centers </text:p>
                                            </text:list-item>
                                            <text:list-item>
                                              <text:p text:style-name="P10"><text:span text:style-name="Strong_20_Emphasis">Cost-Effective</text:span>: Pay-as-you-grow pricing </text:p>
                                            </text:list-item>
                                            <text:list-item>
                                              <text:p text:style-name="P10"><text:span text:style-name="Strong_20_Emphasis">Integration</text:span>: Seamless integration with other Google service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Database: MySQL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Why MySQL</text:span>:</text:p>
                                            </text:list-header>
                                            <text:list-item>
                                              <text:p text:style-name="P10"><text:span text:style-name="Strong_20_Emphasis">Proven Reliability</text:span>: Battle-tested database system </text:p>
                                            </text:list-item>
                                            <text:list-item>
                                              <text:p text:style-name="P10"><text:span text:style-name="Strong_20_Emphasis">Performance</text:span>: Fast and efficient for relational data </text:p>
                                            </text:list-item>
                                            <text:list-item>
                                              <text:p text:style-name="P10"><text:span text:style-name="Strong_20_Emphasis">Scalability</text:span>: Supports growth from small to large deployments </text:p>
                                            </text:list-item>
                                            <text:list-item>
                                              <text:p text:style-name="P10"><text:span text:style-name="Strong_20_Emphasis">Cost-Effective</text:span>: Open-source with commercial support options </text:p>
                                            </text:list-item>
                                            <text:list-item>
                                              <text:p text:style-name="P10"><text:span text:style-name="Strong_20_Emphasis">Compatibility</text:span>: Wide tool and framework support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Infrastructure Component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Data Storage</text:span>:</text:p>
                                            </text:list-header>
                                            <text:list-item>
                                              <text:p text:style-name="P10">MySQL databases for all application data </text:p>
                                            </text:list-item>
                                            <text:list-item>
                                              <text:p text:style-name="P10">Cloud Storage for video and media files </text:p>
                                            </text:list-item>
                                            <text:list-item>
                                              <text:p text:style-name="P10">Secure, encrypted storage </text:p>
                                              <text:p text:style-name="P9"/>
                                              <text:p text:style-name="P9"><text:span text:style-name="Strong_20_Emphasis">Security</text:span>:</text:p>
                                            </text:list-item>
                                            <text:list-item>
                                              <text:p text:style-name="P10">Data encryption at rest and in transit </text:p>
                                            </text:list-item>
                                            <text:list-item>
                                              <text:p text:style-name="P10">Secure authentication and authorization </text:p>
                                            </text:list-item>
                                            <text:list-item>
                                              <text:p text:style-name="P10">Role-based access control </text:p>
                                            </text:list-item>
                                            <text:list-item>
                                              <text:p text:style-name="P10">Regular security updates and monitoring </text:p>
                                              <text:p text:style-name="P9"/>
                                              <text:p text:style-name="P9"><text:span text:style-name="Strong_20_Emphasis">Reliability</text:span>:</text:p>
                                            </text:list-item>
                                            <text:list-item>
                                              <text:p text:style-name="P10">Automated backups </text:p>
                                            </text:list-item>
                                            <text:list-item>
                                              <text:p text:style-name="P10">High availability configuration </text:p>
                                            </text:list-item>
                                            <text:list-item>
                                              <text:p text:style-name="P10">Disaster recovery capabilities </text:p>
                                            </text:list-item>
                                            <text:list-item>
                                              <text:p text:style-name="P10">99.9% uptime SLA target </text:p>
                                              <text:p text:style-name="P9"/>
                                              <text:p text:style-name="P9"><text:span text:style-name="Strong_20_Emphasis">Scalability</text:span>:</text:p>
                                            </text:list-item>
                                            <text:list-item>
                                              <text:p text:style-name="P10">Auto-scaling based on demand </text:p>
                                            </text:list-item>
                                            <text:list-item>
                                              <text:p text:style-name="P10">Load balancing </text:p>
                                            </text:list-item>
                                            <text:list-item>
                                              <text:p text:style-name="P10">Efficient resource utilization </text:p>
                                            </text:list-item>
                                            <text:list-item>
                                              <text:p text:style-name="P10">Support for growth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Data Protection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Privacy</text:span>:</text:p>
                                            </text:list-header>
                                            <text:list-item>
                                              <text:p text:style-name="P10">User data protection </text:p>
                                            </text:list-item>
                                            <text:list-item>
                                              <text:p text:style-name="P10">Organization data isolation </text:p>
                                            </text:list-item>
                                            <text:list-item>
                                              <text:p text:style-name="P10">Compliance with data protection regulations </text:p>
                                            </text:list-item>
                                            <text:list-item>
                                              <text:p text:style-name="P10">User privacy controls </text:p>
                                              <text:p text:style-name="P9"/>
                                              <text:p text:style-name="P9"><text:span text:style-name="Strong_20_Emphasis">Backup &amp; Recovery</text:span>:</text:p>
                                            </text:list-item>
                                            <text:list-item>
                                              <text:p text:style-name="P10">Automated daily backups </text:p>
                                            </text:list-item>
                                            <text:list-item>
                                              <text:p text:style-name="P10">Point-in-time recovery </text:p>
                                            </text:list-item>
                                            <text:list-item>
                                              <text:p text:style-name="P10">Disaster recovery procedures </text:p>
                                            </text:list-item>
                                            <text:list-item>
                                              <text:p text:style-name="P10">Data retention policie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Implementation Phase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Phase 1: MVP (Minimum Viable Product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Timeline</text:span>: 3-4 months</text:p>
                                              <text:p text:style-name="P9"><text:span text:style-name="Strong_20_Emphasis">Goal</text:span>: Core functionality for coaches and players</text:p>
                                              <text:p text:style-name="P9"/>
                                              <text:p text:style-name="P9"><text:span text:style-name="Strong_20_Emphasis">Features Included</text:span>:</text:p>
                                              <text:p text:style-name="P9">✅ User authentication and roles</text:p>
                                              <text:p text:style-name="P9">✅ Organization and team management</text:p>
                                              <text:p text:style-name="P9">✅ Roster management with lists</text:p>
                                              <text:p text:style-name="P9">✅ Event scheduling</text:p>
                                              <text:p text:style-name="P9">✅ Game day plan creation and publishing</text:p>
                                              <text:p text:style-name="P9">✅ Basic announcements</text:p>
                                              <text:p text:style-name="P9">✅ Push notifications</text:p>
                                              <text:p text:style-name="P9">✅ Basic video upload</text:p>
                                              <text:p text:style-name="P9">✅ Simple statistics entry and viewing</text:p>
                                              <text:p text:style-name="P9"/>
                                              <text:p text:style-name="P9"><text:soft-page-break/><text:span text:style-name="Strong_20_Emphasis">Business Value</text:span>:</text:p>
                                            </text:list-header>
                                            <text:list-item>
                                              <text:p text:style-name="P10">Immediate value for coaches </text:p>
                                            </text:list-item>
                                            <text:list-item>
                                              <text:p text:style-name="P10">Eliminates need for multiple scheduling apps </text:p>
                                            </text:list-item>
                                            <text:list-item>
                                              <text:p text:style-name="P10">Structured game day communication </text:p>
                                            </text:list-item>
                                            <text:list-item>
                                              <text:p text:style-name="P10">Basic team management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Phase 2: Enhanced Feature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Timeline</text:span>: 2-3 months</text:p>
                                              <text:p text:style-name="P9"><text:span text:style-name="Strong_20_Emphasis">Goal</text:span>: Player development and advanced media</text:p>
                                              <text:p text:style-name="P9"/>
                                              <text:p text:style-name="P9"><text:span text:style-name="Strong_20_Emphasis">Features Added</text:span>:</text:p>
                                              <text:p text:style-name="P9">✅ Player-specific video tagging</text:p>
                                              <text:p text:style-name="P9">✅ Effort metrics tracking</text:p>
                                              <text:p text:style-name="P9">✅ Leadership and culture tracking</text:p>
                                              <text:p text:style-name="P9">✅ Academic progress monitoring</text:p>
                                              <text:p text:style-name="P9">✅ Life goals management</text:p>
                                              <text:p text:style-name="P9">✅ Recruiting profile builder</text:p>
                                              <text:p text:style-name="P9">✅ Advanced statistics and analytics</text:p>
                                              <text:p text:style-name="P9">✅ Team Mosaic visualization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header>
                                            <text:list-item>
                                              <text:p text:style-name="P10">Holistic player development </text:p>
                                            </text:list-item>
                                            <text:list-item>
                                              <text:p text:style-name="P10">Comprehensive recruiting support </text:p>
                                            </text:list-item>
                                            <text:list-item>
                                              <text:p text:style-name="P10">Better player insights </text:p>
                                            </text:list-item>
                                            <text:list-item>
                                              <text:p text:style-name="P10">Culture and character tracking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Phase 3: Advanced Feature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pan text:style-name="Strong_20_Emphasis">Timeline</text:span>: 2-3 months</text:p>
                                              <text:p text:style-name="P9"><text:span text:style-name="Strong_20_Emphasis">Goal</text:span>: Real-time communication and advanced analytics</text:p>
                                              <text:p text:style-name="P9"/>
                                              <text:p text:style-name="P9"><text:span text:style-name="Strong_20_Emphasis">Features Added</text:span>:</text:p>
                                              <text:p text:style-name="P9">✅ Real-time team chat</text:p>
                                              <text:p text:style-name="P9">✅ Comment threads on events/videos</text:p>
                                              <text:p text:style-name="P9">✅ Parent communication portal</text:p>
                                              <text:p text:style-name="P9">✅ Advanced team analytics</text:p>
                                              <text:p text:style-name="P9">✅ Deep team mosaic features</text:p>
                                              <text:p text:style-name="P9">✅ Multi-organization coach support</text:p>
                                              <text:p text:style-name="P9">✅ Advanced search and filtering</text:p>
                                              <text:p text:style-name="P9">✅ Email and SMS notifications</text:p>
                                              <text:p text:style-name="P9"/>
                                              <text:p text:style-name="P9"><text:span text:style-name="Strong_20_Emphasis">Business Value</text:span>:</text:p>
                                            </text:list-header>
                                            <text:list-item>
                                              <text:p text:style-name="P10">Complete communication solution </text:p>
                                            </text:list-item>
                                            <text:list-item>
                                              <text:p text:style-name="P10">Advanced analytics and insights </text:p>
                                            </text:list-item>
                                            <text:list-item>
                                              <text:p text:style-name="P10">Parent engagement </text:p>
                                            </text:list-item>
                                            <text:list-item>
                                              <text:p text:style-name="P10">Enterprise-level feature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Success Metric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User Adoption Metric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Strong_20_Emphasis">Active Users</text:span>: Number of daily/weekly active users </text:p>
                                            </text:list-item>
                                            <text:list-item>
                                              <text:p text:style-name="P10"><text:span text:style-name="Strong_20_Emphasis">Team Adoption</text:span>: Percentage of teams using all core features </text:p>
                                            </text:list-item>
                                            <text:list-item>
                                              <text:p text:style-name="P10"><text:span text:style-name="Strong_20_Emphasis">Feature Usage</text:span>: Adoption rate of each feature </text:p>
                                            </text:list-item>
                                            <text:list-item>
                                              <text:p text:style-name="P10"><text:span text:style-name="Strong_20_Emphasis">User Retention</text:span>: Monthly and quarterly retention rate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Business Value Metric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Strong_20_Emphasis">Time Saved</text:span>: Hours saved per coach per week </text:p>
                                            </text:list-item>
                                            <text:list-item>
                                              <text:p text:style-name="P10"><text:span text:style-name="Strong_20_Emphasis">App Consolidation</text:span>: Average number of apps replaced </text:p>
                                            </text:list-item>
                                            <text:list-item>
                                              <text:p text:style-name="P10"><text:span text:style-name="Strong_20_Emphasis">Communication Efficiency</text:span>: Reduction in missed communications </text:p>
                                            </text:list-item>
                                            <text:list-item>
                                              <text:p text:style-name="P10"><text:span text:style-name="Strong_20_Emphasis">Player Development</text:span>: Increase in tracked development metric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Platform Performance Metric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Strong_20_Emphasis">Uptime</text:span>: System availability percentage </text:p>
                                            </text:list-item>
                                            <text:list-item>
                                              <text:p text:style-name="P10"><text:span text:style-name="Strong_20_Emphasis">Response Time</text:span>: Average response times for key operations </text:p>
                                            </text:list-item>
                                            <text:list-item>
                                              <text:p text:style-name="P10"><text:span text:style-name="Strong_20_Emphasis">Video Processing</text:span>: Time to process and tag videos </text:p>
                                            </text:list-item>
                                            <text:list-item>
                                              <text:p text:style-name="P10"><text:span text:style-name="Strong_20_Emphasis">Notification Delivery</text:span>: Success rate of notifications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Quality Metric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Strong_20_Emphasis">User Satisfaction</text:span>: User feedback and ratings </text:p>
                                            </text:list-item>
                                            <text:list-item>
                                              <text:p text:style-name="P10"><text:span text:style-name="Strong_20_Emphasis">Support Tickets</text:span>: Number and resolution time </text:p>
                                            </text:list-item>
                                            <text:list-item>
                                              <text:p text:style-name="P10"><text:span text:style-name="Strong_20_Emphasis">Feature Requests</text:span>: User-requested enhancements </text:p>
                                            </text:list-item>
                                            <text:list-item>
                                              <text:p text:style-name="P10"><text:span text:style-name="Strong_20_Emphasis">Bug Reports</text:span>: System stability and quality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Key Differentiator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What Makes This Platform Unique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/>
                                            </text:list-header>
                                            <text:list-item>
                                              <text:p text:style-name="P10"><text:span text:style-name="Strong_20_Emphasis">Holistic Player Development</text:span> </text:p>
                                            </text:list-item>
                                            <text:list-item>
                                              <text:p text:style-name="P10">Tracks both statistics AND character </text:p>
                                            </text:list-item>
                                            <text:list-item>
                                              <text:p text:style-name="P10">Beyond numbers - tracks leadership, culture, effort </text:p>
                                            </text:list-item>
                                            <text:list-item>
                                              <text:p text:style-name="P10">Academic and life goals integration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Structured Game Day Communication</text:span> </text:p>
                                            </text:list-item>
                                            <text:list-item>
                                              <text:p text:style-name="P10">No more long chat messages </text:p>
                                            </text:list-item>
                                            <text:list-item>
                                              <text:p text:style-name="P10">Clear, organized checklists </text:p>
                                            </text:list-item>
                                            <text:list-item>
                                              <text:p text:style-name="P10">One-tap publishing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Comprehensive Recruiting Support</text:span> </text:p>
                                            </text:list-item>
                                            <text:list-item>
                                              <text:p text:style-name="P10">Beyond statistics </text:p>
                                            </text:list-item>
                                            <text:list-item>
                                              <text:p text:style-name="P10">Shows character and development </text:p>
                                            </text:list-item>
                                            <text:list-item>
                                              <text:p text:style-name="P10">Professional presentation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Unified Platform</text:span> </text:p>
                                            </text:list-item>
                                            <text:list-item>
                                              <text:p text:style-name="P10">One app replaces 5-7+ apps </text:p>
                                            </text:list-item>
                                            <text:list-item>
                                              <text:p text:style-name="P10">All features integrated </text:p>
                                            </text:list-item>
                                            <text:list-item>
                                              <text:p text:style-name="P10">Single source of truth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Scalable Architecture</text:span> </text:p>
                                            </text:list-item>
                                            <text:list-item>
                                              <text:p text:style-name="P10">Single teams to large organizations </text:p>
                                            </text:list-item>
                                            <text:list-item>
                                              <text:p text:style-name="P10">Cloud-based for reliability </text:p>
                                            </text:list-item>
                                            <text:list-item>
                                              <text:p text:style-name="P10">Grows with your needs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Future Considerations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Potential Enhancements (Post-Phase 3)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/>
                                            </text:list-header>
                                            <text:list-item>
                                              <text:p text:style-name="P10"><text:span text:style-name="Strong_20_Emphasis">Advanced Analytics</text:span> </text:p>
                                            </text:list-item>
                                            <text:list-item>
                                              <text:p text:style-name="P10">Predictive analytics </text:p>
                                            </text:list-item>
                                            <text:list-item>
                                              <text:p text:style-name="P10">Performance forecasting </text:p>
                                            </text:list-item>
                                            <text:list-item>
                                              <text:p text:style-name="P10">Team chemistry analysis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Integration Capabilities</text:span> </text:p>
                                            </text:list-item>
                                            <text:list-item>
                                              <text:p text:style-name="P10">Calendar system integration </text:p>
                                            </text:list-item>
                                            <text:list-item>
                                              <text:p text:style-name="P10">School information systems </text:p>
                                            </text:list-item>
                                            <text:list-item>
                                              <text:p text:style-name="P10">Third-party stat services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Mobile App Enhancements</text:span> </text:p>
                                            </text:list-item>
                                            <text:list-item>
                                              <text:p text:style-name="P10">Offline mode </text:p>
                                            </text:list-item>
                                            <text:list-item>
                                              <text:p text:style-name="P10">Advanced video editing </text:p>
                                            </text:list-item>
                                            <text:list-item>
                                              <text:p text:style-name="P10">Real-time collaboration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Parent Features</text:span> </text:p>
                                            </text:list-item>
                                            <text:list-item>
                                              <text:p text:style-name="P10">Parent portal expansion </text:p>
                                            </text:list-item>
                                            <text:list-item>
                                              <text:p text:style-name="P10">Payment processing </text:p>
                                            </text:list-item>
                                            <text:list-item>
                                              <text:p text:style-name="P10">Event RSVP system </text:p>
                                              <text:p text:style-name="P10"/>
                                            </text:list-item>
                                            <text:list-item>
                                              <text:p text:style-name="P10"><text:span text:style-name="Strong_20_Emphasis">Multi-Sport Support</text:span> </text:p>
                                            </text:list-item>
                                            <text:list-item>
                                              <text:p text:style-name="P10">Sport-specific configurations </text:p>
                                            </text:list-item>
                                            <text:list-item>
                                              <text:p text:style-name="P10">Cross-sport analytics </text:p>
                                            </text:list-item>
                                            <text:list-item>
                                              <text:p text:style-name="P10">Multi-sport athlete profiles </text:p>
                                              <text:p text:style-name="P10"><text:soft-page-break/></text:p>
                                              <text:p text:style-name="P1"/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h text:style-name="P3" text:outline-level="2">Summary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The Championship Coach Platform is designed to be the <text:span text:style-name="Strong_20_Emphasis">single solution</text:span> for sports team management, eliminating the chaos of multiple disconnected apps and providing coaches with a comprehensive tool for team operations, player development, and communication.</text:p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Core Value Proposition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  <text:p text:style-name="P9"><text:span text:style-name="Strong_20_Emphasis">For Coaches</text:span>:</text:p>
                                            </text:list-header>
                                            <text:list-item>
                                              <text:p text:style-name="P10">Save 5-10 hours per week on administrative tasks </text:p>
                                            </text:list-item>
                                            <text:list-item>
                                              <text:p text:style-name="P10">Holistic view of player development </text:p>
                                            </text:list-item>
                                            <text:list-item>
                                              <text:p text:style-name="P10">Professional communication tools </text:p>
                                            </text:list-item>
                                            <text:list-item>
                                              <text:p text:style-name="P10">Comprehensive recruiting support </text:p>
                                              <text:p text:style-name="P9"/>
                                              <text:p text:style-name="P9"><text:span text:style-name="Strong_20_Emphasis">For Players</text:span>:</text:p>
                                            </text:list-item>
                                            <text:list-item>
                                              <text:p text:style-name="P10">Clear game day instructions </text:p>
                                            </text:list-item>
                                            <text:list-item>
                                              <text:p text:style-name="P10">Access to personal development data </text:p>
                                            </text:list-item>
                                            <text:list-item>
                                              <text:p text:style-name="P10">Video analysis and feedback </text:p>
                                            </text:list-item>
                                            <text:list-item>
                                              <text:p text:style-name="P10">Goal tracking and achievement </text:p>
                                              <text:p text:style-name="P9"/>
                                              <text:p text:style-name="P9"><text:span text:style-name="Strong_20_Emphasis">For Organizations</text:span>:</text:p>
                                            </text:list-item>
                                            <text:list-item>
                                              <text:p text:style-name="P10">Scalable solution for growth </text:p>
                                            </text:list-item>
                                            <text:list-item>
                                              <text:p text:style-name="P10">Centralized team management </text:p>
                                            </text:list-item>
                                            <text:list-item>
                                              <text:p text:style-name="P10">Analytics and reporting </text:p>
                                            </text:list-item>
                                            <text:list-item>
                                              <text:p text:style-name="P10">Professional platform </text:p>
                                              <text:p text:style-name="P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h text:style-name="P4" text:outline-level="3">Next Steps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/>
                                            </text:list-header>
                                            <text:list-item>
                                              <text:p text:style-name="P10"><text:span text:style-name="Strong_20_Emphasis">Review &amp; Approval</text:span>: Business team review of requirements </text:p>
                                            </text:list-item>
                                            <text:list-item>
                                              <text:p text:style-name="P10"><text:span text:style-name="Strong_20_Emphasis">Detailed Design</text:span>: User interface mockups and workflows </text:p>
                                            </text:list-item>
                                            <text:list-item>
                                              <text:p text:style-name="P10"><text:span text:style-name="Strong_20_Emphasis">Development Planning</text:span>: Sprint planning and resource allocation </text:p>
                                            </text:list-item>
                                            <text:list-item>
                                              <text:p text:style-name="P10"><text:span text:style-name="Strong_20_Emphasis">Phase 1 Kickoff</text:span>: Begin MVP development </text:p>
                                              <text:p text:style-name="P10"/>
                                              <text:p text:style-name="P1"/>
                                              <text:p text:style-name="P9"/>
                                              <text:p text:style-name="P9"><text:span text:style-name="Strong_20_Emphasis">Document Status</text:span>: Ready for Business Review</text:p>
                                              <text:p text:style-name="P9"><text:span text:style-name="Strong_20_Emphasis">Questions or Clarifications</text:span>: Contact Development Team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IN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058cm" fo:margin-right="1.058cm" fo:margin-top="1.058cm" fo:margin-bottom="1.058cm" style:contextual-spacing="false" fo:line-height="160%" fo:text-indent="0cm" style:auto-text-indent="false"/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padding-left="0cm" fo:padding-right="0cm" fo:padding-top="0cm" fo:padding-bottom="0.265cm" fo:border-left="none" fo:border-right="none" fo:border-top="none" fo:border-bottom="2.24pt solid #3498db"/>
      <style:text-properties fo:color="#2c3e50" loext:opacity="100%"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794cm" fo:margin-bottom="0.212cm" style:contextual-spacing="false"/>
      <style:text-properties fo:color="#34495e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555555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1.058cm" fo:margin-bottom="0cm" style:contextual-spacing="false" fo:padding="0cm" fo:border="non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#f4f4f4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mpionship Coach Platform - Business Architecture</dc:title>
    <meta:document-statistic meta:table-count="0" meta:image-count="0" meta:object-count="0" meta:page-count="8" meta:paragraph-count="741" meta:word-count="3800" meta:character-count="26067" meta:non-whitespace-character-count="22606"/>
    <meta:generator>LibreOffice/7.3.7.2$Linux_X86_64 LibreOffice_project/30$Build-2</meta:generator>
    <meta:user-defined meta:name=""/>
  </office:meta>
</office:document-meta>
</file>